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a573" officeooo:paragraph-rsid="0015a573"/>
    </style:style>
    <style:style style:name="P2" style:family="paragraph" style:parent-style-name="Standard">
      <style:text-properties fo:font-weight="bold" officeooo:rsid="0015a573" officeooo:paragraph-rsid="0015a573" style:font-weight-asian="bold" style:font-weight-complex="bold"/>
    </style:style>
    <style:style style:name="P3" style:family="paragraph" style:parent-style-name="Standard">
      <style:text-properties fo:color="#000000" officeooo:rsid="001d180c" officeooo:paragraph-rsid="001d180c"/>
    </style:style>
    <style:style style:name="P4" style:family="paragraph" style:parent-style-name="Standard">
      <style:text-properties fo:color="#000000" officeooo:rsid="00261673" officeooo:paragraph-rsid="00261673" fo:background-color="#ffff00"/>
    </style:style>
    <style:style style:name="P5" style:family="paragraph" style:parent-style-name="Standard">
      <style:text-properties fo:color="#000000" fo:font-weight="normal" officeooo:rsid="001cabf0" officeooo:paragraph-rsid="002c0b21" fo:background-color="transparent" style:font-weight-asian="normal" style:font-weight-complex="normal"/>
    </style:style>
    <style:style style:name="P6" style:family="paragraph" style:parent-style-name="Standard">
      <style:text-properties fo:color="#000000" fo:font-weight="normal" officeooo:rsid="001cd91e" officeooo:paragraph-rsid="002c0b21" fo:background-color="transparent" style:font-weight-asian="normal" style:font-weight-complex="normal"/>
    </style:style>
    <style:style style:name="P7" style:family="paragraph" style:parent-style-name="Standard">
      <style:text-properties fo:color="#000000" fo:font-weight="normal" officeooo:rsid="001ea6e7" officeooo:paragraph-rsid="002c0b21" fo:background-color="transparent" style:font-weight-asian="normal" style:font-weight-complex="normal"/>
    </style:style>
    <style:style style:name="P8" style:family="paragraph" style:parent-style-name="Standard">
      <style:text-properties fo:color="#000000" officeooo:rsid="0012ee3e" officeooo:paragraph-rsid="002c0b21" fo:background-color="transparent"/>
    </style:style>
    <style:style style:name="P9" style:family="paragraph" style:parent-style-name="Standard" style:list-style-name="L1">
      <style:text-properties officeooo:rsid="001ecde4" officeooo:paragraph-rsid="001ecde4"/>
    </style:style>
    <style:style style:name="P10" style:family="paragraph" style:parent-style-name="Standard" style:list-style-name="L1">
      <style:text-properties officeooo:rsid="0015a573" officeooo:paragraph-rsid="0015a573"/>
    </style:style>
    <style:style style:name="P11" style:family="paragraph" style:parent-style-name="Standard" style:list-style-name="L1">
      <style:text-properties fo:color="#00a933" officeooo:rsid="0015a573" officeooo:paragraph-rsid="0015a573"/>
    </style:style>
    <style:style style:name="P12" style:family="paragraph" style:parent-style-name="Standard" style:list-style-name="L1">
      <style:text-properties fo:color="#00a933" officeooo:rsid="0017a48a" officeooo:paragraph-rsid="0017a48a"/>
    </style:style>
    <style:style style:name="P13" style:family="paragraph" style:parent-style-name="Standard" style:list-style-name="L1">
      <style:text-properties fo:color="#00a933" officeooo:rsid="0018d6f5" officeooo:paragraph-rsid="0018d6f5"/>
    </style:style>
    <style:style style:name="P14" style:family="paragraph" style:parent-style-name="Standard" style:list-style-name="L1">
      <style:text-properties fo:color="#00a933" officeooo:rsid="001a82ff" officeooo:paragraph-rsid="001a82ff"/>
    </style:style>
    <style:style style:name="P15" style:family="paragraph" style:parent-style-name="Standard" style:list-style-name="L1">
      <style:text-properties fo:color="#000000" officeooo:rsid="0017a48a" officeooo:paragraph-rsid="0017a48a"/>
    </style:style>
    <style:style style:name="P16" style:family="paragraph" style:parent-style-name="Standard" style:list-style-name="L1">
      <style:text-properties fo:color="#000000" officeooo:rsid="0018d6f5" officeooo:paragraph-rsid="0018d6f5"/>
    </style:style>
    <style:style style:name="P17" style:family="paragraph" style:parent-style-name="Standard" style:list-style-name="L1">
      <style:text-properties fo:color="#000000" officeooo:rsid="001a82ff" officeooo:paragraph-rsid="001a82ff"/>
    </style:style>
    <style:style style:name="P18" style:family="paragraph" style:parent-style-name="Standard" style:list-style-name="L1">
      <style:text-properties fo:color="#000000" officeooo:rsid="001a9370" officeooo:paragraph-rsid="001a9370"/>
    </style:style>
    <style:style style:name="P19" style:family="paragraph" style:parent-style-name="Standard" style:list-style-name="L1">
      <style:text-properties fo:color="#000000" officeooo:rsid="001c4b95" officeooo:paragraph-rsid="001c4b95" fo:background-color="#ffff00"/>
    </style:style>
    <style:style style:name="P20" style:family="paragraph" style:parent-style-name="Standard" style:list-style-name="L1">
      <style:text-properties fo:color="#000000" officeooo:rsid="001ecde4" officeooo:paragraph-rsid="001ecde4" fo:background-color="#ffff00"/>
    </style:style>
    <style:style style:name="P21" style:family="paragraph" style:parent-style-name="Standard" style:list-style-name="L1">
      <style:text-properties fo:color="#000000" officeooo:rsid="0024ad62" officeooo:paragraph-rsid="0024ad62" fo:background-color="#ffff00"/>
    </style:style>
    <style:style style:name="P22" style:family="paragraph" style:parent-style-name="Standard" style:list-style-name="L1">
      <style:text-properties fo:color="#000000" officeooo:rsid="00261673" officeooo:paragraph-rsid="00261673" fo:background-color="#ffff00"/>
    </style:style>
    <style:style style:name="P23" style:family="paragraph" style:parent-style-name="Standard" style:list-style-name="L1">
      <style:text-properties fo:color="#000000" officeooo:rsid="001d180c" officeooo:paragraph-rsid="001d180c"/>
    </style:style>
    <style:style style:name="P24" style:family="paragraph" style:parent-style-name="Standard" style:list-style-name="L1">
      <style:text-properties fo:color="#000000" officeooo:rsid="0020303b" officeooo:paragraph-rsid="0020303b"/>
    </style:style>
    <style:style style:name="P25" style:family="paragraph" style:parent-style-name="Standard" style:list-style-name="L1">
      <style:text-properties fo:color="#000000" officeooo:rsid="00208fe7" officeooo:paragraph-rsid="00208fe7"/>
    </style:style>
    <style:style style:name="P26" style:family="paragraph" style:parent-style-name="Standard" style:list-style-name="L1">
      <style:text-properties fo:color="#000000" officeooo:rsid="0024ad62" officeooo:paragraph-rsid="0024ad62"/>
    </style:style>
    <style:style style:name="P27" style:family="paragraph" style:parent-style-name="Standard" style:list-style-name="L2">
      <style:text-properties fo:color="#000000" officeooo:rsid="0017a727" officeooo:paragraph-rsid="002c0b21" fo:background-color="transparent"/>
    </style:style>
    <style:style style:name="P28" style:family="paragraph" style:parent-style-name="Standard" style:list-style-name="L2">
      <style:text-properties fo:color="#000000" fo:font-weight="normal" officeooo:rsid="001cabf0" officeooo:paragraph-rsid="002c0b21" fo:background-color="transparent" style:font-weight-asian="normal" style:font-weight-complex="normal"/>
    </style:style>
    <style:style style:name="P29" style:family="paragraph" style:parent-style-name="Standard" style:list-style-name="L3">
      <style:text-properties fo:color="#000000" fo:font-weight="normal" officeooo:rsid="001ea6e7" officeooo:paragraph-rsid="002c0b21" fo:background-color="transparent" style:font-weight-asian="normal" style:font-weight-complex="normal"/>
    </style:style>
    <style:style style:name="P30" style:family="paragraph" style:parent-style-name="Standard" style:list-style-name="L4">
      <style:text-properties fo:color="#000000" fo:font-weight="normal" officeooo:rsid="0021d803" officeooo:paragraph-rsid="002c0b21" fo:background-color="transparent" style:font-weight-asian="normal" style:font-weight-complex="normal"/>
    </style:style>
    <style:style style:name="P31" style:family="paragraph" style:parent-style-name="Standard" style:list-style-name="L2">
      <style:text-properties fo:color="#000000" fo:font-weight="normal" officeooo:rsid="00157c2a" officeooo:paragraph-rsid="002df081" fo:background-color="transparent" style:font-weight-asian="normal" style:font-weight-complex="normal"/>
    </style:style>
    <style:style style:name="P32" style:family="paragraph" style:parent-style-name="Standard" style:list-style-name="L2">
      <style:text-properties officeooo:rsid="001be0e2" officeooo:paragraph-rsid="002c0b21"/>
    </style:style>
    <style:style style:name="T1" style:family="text">
      <style:text-properties officeooo:rsid="001694ab"/>
    </style:style>
    <style:style style:name="T2" style:family="text">
      <style:text-properties officeooo:rsid="0017a48a"/>
    </style:style>
    <style:style style:name="T3" style:family="text">
      <style:text-properties officeooo:rsid="0018d6f5"/>
    </style:style>
    <style:style style:name="T4" style:family="text">
      <style:text-properties officeooo:rsid="001a82ff"/>
    </style:style>
    <style:style style:name="T5" style:family="text">
      <style:text-properties officeooo:rsid="001dc2e0"/>
    </style:style>
    <style:style style:name="T6" style:family="text">
      <style:text-properties officeooo:rsid="0020303b"/>
    </style:style>
    <style:style style:name="T7" style:family="text">
      <style:text-properties officeooo:rsid="00208fe7"/>
    </style:style>
    <style:style style:name="T8" style:family="text">
      <style:text-properties officeooo:rsid="00214458"/>
    </style:style>
    <style:style style:name="T9" style:family="text">
      <style:text-properties officeooo:rsid="0022d2d5"/>
    </style:style>
    <style:style style:name="T10" style:family="text">
      <style:text-properties officeooo:rsid="0024ad62"/>
    </style:style>
    <style:style style:name="T11" style:family="text">
      <style:text-properties officeooo:rsid="00261673"/>
    </style:style>
    <style:style style:name="T12" style:family="text">
      <style:text-properties officeooo:rsid="00268e41"/>
    </style:style>
    <style:style style:name="T13" style:family="text">
      <style:text-properties officeooo:rsid="00275632"/>
    </style:style>
    <style:style style:name="T14" style:family="text">
      <style:text-properties fo:font-weight="bold" style:font-weight-asian="bold" style:font-weight-complex="bold"/>
    </style:style>
    <style:style style:name="T15" style:family="text">
      <style:text-properties officeooo:rsid="0022a7bf"/>
    </style:style>
    <style:style style:name="T16" style:family="text">
      <style:text-properties officeooo:rsid="0023d885"/>
    </style:style>
    <style:style style:name="T17" style:family="text">
      <style:text-properties officeooo:rsid="0016475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scussion Notes:</text:p>
      <text:p text:style-name="P1"/>
      <text:list xml:id="list2157884944" text:style-name="L1">
        <text:list-item>
          <text:p text:style-name="P9">Kim et al., 2020</text:p>
        </text:list-item>
        <text:list-item>
          <text:p text:style-name="P10">Subtitle Idea: Overall positive effects of cover cropping on soil microbial properties</text:p>
        </text:list-item>
        <text:list-item>
          <text:p text:style-name="P10">“Past meta-analyses have generally suggested positive effects of cover cropping on soil microbial properties. Indeed, cover cropping increased all 13 soil microbial parameters in this meta-analysis as well. However, heterogeneity between studies was high for most of the soil microbial parameters with the exception of those with fewer observations: OTU, S, and 1-D. According to the significant differences between effect size means by moderator levels, most of the high heterogeneity could be attributed to the effects of agricultural moderators on the soil microbial parameters.”</text:p>
        </text:list-item>
        <text:list-item>
          <text:p text:style-name="P11">Past meta-analyses have generally suggested positive effects of non-conventional farming systems on soil microbial properties. Indeed, <text:span text:style-name="T1">organic and non-conventional treatments increased soil microbial diversity and abundance in this meta-analysis as well. However, heterogeneity between studies was high for most of the treatments, with the exception of the conservation treatment which had fewer observations. According to the significant differences between effect size means by moderator levels, most of the high heterogeneity could be attributed to the effects of agricultural moderators on the soil microbial parameters.</text:span></text:p>
        </text:list-item>
        <text:list-item>
          <text:p text:style-name="P10">“<text:span text:style-name="T2">BG and Phos are two of the four enzymes accepted by the USDA NRCS as indicators of general microbial activity for soil health assessment along with N-acetyl-B-D-glucosaminidase and arylsulfatase. The positive global effect size means for these enzymes and CO2 respiration rate suggest positive cover cropping effects on soil microbial activity.”</text:span></text:p>
        </text:list-item>
        <text:list-item>
          <text:p text:style-name="P12">Microbial abundance and diversity are common metrices recommended by the USDA NRCS as soil health indicators particular to soil microbial properties. The positive global effect size means for these soil microbial properties in organic and non-conventional treatments suggest positive organic effects on soil microbial properties.</text:p>
        </text:list-item>
        <text:list-item>
          <text:p text:style-name="P15">“The most closely related meta-anlysis focused on soil microbial diversity and richness, and reported positive weighted mean differences of 3.36% for diversity and 15.11% for richness (Venter et al., 2016). However, their analysis focused on the effects of crop rotations which happened to include cover cropping studies. Compared to those of soil microbial abundance and activity, our global effect size means for diversity parameters were also positive but almost ten-fold smaller on average. <text:span text:style-name="T3">In fact, the global effect size mean for Simpson’s diversity index was engative (-0.009) until 6 outliers with relatively extreme variances (&gt;0.4) or effect sizes (←0.5) were removed. Nonetheless, such sensitivity may be limited to parameters with smaller number of observations like 1-D. However, without historical references for comparison and with effect sizes small enough to raise doubt on the significance of cover cropping effects on the soil microbial diversity, making a solid and generalised statement on this relationship will require more primary research and meta-analyses. </text:span></text:p>
        </text:list-item>
        <text:list-item>
          <text:p text:style-name="P16">Subtitle Idea: Significance of agricultural moderators</text:p>
        </text:list-item>
        <text:list-item>
          <text:p text:style-name="P16">“Statistical results suggested that agricultural moderators can determine how responsive soil microbial properties are to cover cropping effects. The environmental moderators, climate and soil order, had significant effects on soil microbial abundance and activity. Results varied by parameters for observations on tropical, arid, and temperate climates, but continental climates consistently had the smallest effect size means. Interestingly, 46% of the studies on continental climates were on productive soils like Alfisols and Mollisols, primarily from the fertile agricultural regions like the Midwest, USA. <text:span text:style-name="T4">Consistently lower effect size means for continental climates may be attributed to the high fertility of these soils on which cover cropping benefits experience diminishing return on already productive soils.</text:span>”</text:p>
        </text:list-item>
        <text:list-item>
          <text:p text:style-name="P13"><text:soft-page-break/>Statistical results suggested that agricultural moderators can determine how responsive soil microbial properties are to less intensive agricultural treatments. The environmental moderators, soil type and crop type, had significant effects on soil microbial diversity and abundance. Results varied by agricultural treatment and microbial group.</text:p>
        </text:list-item>
        <text:list-item>
          <text:p text:style-name="P16">“<text:span text:style-name="T4">Overall, climate results indicated that cover cropping can improve the soil microbiome especially in regions expected to have less robust soil microbiome. However, previous studies warn that cover cropping may put more pressure on dry agroecosystems, highlighting the need for careful irrigation and management decisions.”</text:span></text:p>
        </text:list-item>
        <text:list-item>
          <text:p text:style-name="P14">Overall, soil type results indicate that less intensive agricultural practices can improve the soil microbiome, especially in &lt;specific soil&gt;. However…</text:p>
        </text:list-item>
        <text:list-item>
          <text:p text:style-name="P17">“Management factors also had significant influences on the cover cropping effect sizes. Tillage type consistently affected cover cropping effects where conservation tillage had smaller effect size means than those of conventional tillage. This result initially seemed contradictory to previous findings which reported the benefits of reduced tillage or no-till on various soil properties. For example, a meta-analysis on the effects of tillage on soil microbiome by Zuber and Villamil (2016) reported negative effect sizes for soil microbial properties with conventional tillage. Another meta-analysis by Bowles et al., (2017) on the effects of cover cropping and tillage on AMF colonisation reported benefits of alternative tillage methods, although they did not find evidence for benefits from interactions between cover cropping and tillage. Considering these past findings, negative effects of conventional tillage on the soil microbial properties may have been mitigated by cover cropping, thereby pronouncing the cover cropping effects. Another potential explanation is that bare fallow under conservation tillage often allows weed covers that can mimic some cover cropping effects, thereby leading to smaller cover crop effect size compared to that under conventional tillage.”</text:p>
        </text:list-item>
        <text:list-item>
          <text:p text:style-name="P18">“As expected, soil sampling timing had significant effects on soil microbial properties, where either observations during the cover crop or cash crop phases had larger effect size means. This result emphasises that soil sampling timing must be accounted for in the analysis of soil microbial properties, as they are time dependent. For consistent research synthesis without a timing bias, primary research should report the crop phase of soil measurements.”</text:p>
        </text:list-item>
        <text:list-item>
          <text:p text:style-name="P19">Subtitle Idea: Limitations of this study</text:p>
        </text:list-item>
        <text:list-item>
          <text:p text:style-name="P19">“As a meta-analysis, this study will inevitably share the methodological limitations of its compiled primary research. For example, current enzyme activity assays are optimised for laboratory conditions and may not accurately distinguish soil enzymes that were segregated physically and biologically, therefore overestimating the in situ activity. The similar is also true for some microbial parameters like CFU that cultures and counts the microbes in the laboratory condition. In general, our understanding of the role of management practices on the soil microbial community will be limited by the best available methods, and research will be required to reevaluate the state of knowledge as better methodologies develop.”</text:p>
        </text:list-item>
        <text:list-item>
          <text:p text:style-name="P23">Subtitle Idea: Current state of cover cropping research on soil microbiome and future needs</text:p>
        </text:list-item>
        <text:list-item>
          <text:p text:style-name="P23">“Out of 48 soil microbial parameters reported by a total of 60 studies, only 13 had a statistically significant number of observations (n &gt; 30). MBC was the parameter with the greatest number of observations (403 observations). The most studied soil microbiome property was microbial abundance, and further research seems unnecessary with the clear cover cropping benefits that this study has demonstrated. As for soil microbial diversity, most studies reported diversity indices derived from changes in relative abundances of soil microbial phyla or genera; some derived from a broader classification such as PLFA data (gram +/-, funghi, and eukaryote).”</text:p>
        </text:list-item>
        <text:list-item>
          <text:p text:style-name="P23">“<text:span text:style-name="T5">The current landscape of cover cropping research and its effects on soil microbial properties is still unable to answer more complex questions. Making meaningful inferences on such questions like “how much do changes in soil microbial abundance contribute to changes in </text:span><text:soft-page-break/><text:span text:style-name="T5">activity” requires more studies that address comprehensive sets of soil microbial parameters. Nevertheless, this meta-analysis marks a meaningful start in this effort, and the trend seems hopeful as half of the studies in our database were conducted in the lat four years (2016-2019), thanks to developing technology, lowering costs, increased interest in sustainable agriculture, and accumulating experience. Meaningful updates on this meta-analysis could be possible with a larger database in the near future that would include analyses that this study could not perform due to insufficient number of observations.”</text:span></text:p>
        </text:list-item>
      </text:list>
      <text:p text:style-name="P3"/>
      <text:list xml:id="list235553204399616" text:continue-numbering="true" text:style-name="L1">
        <text:list-item>
          <text:p text:style-name="P20">Subtitle Idea: Dataset and limitations</text:p>
        </text:list-item>
        <text:list-item>
          <text:p text:style-name="P20">“Basal respiration displayed major publication bias and adjustments lead to a different significance level. Therefore, and with the knowledge that dehydrogenase activity, which did not show publication bias, also serves as an indicator for microbial activity, basal respiration was excluded from any further analysis.”</text:p>
        </text:list-item>
        <text:list-item>
          <text:p text:style-name="P20">“Different factors may serve as explanations for the observed bias. One factor often biasing meta-analyses is the so called ‘file drawer effect’, where studies with no or only marginal significant results get published less often compared to studies with more significant effects.”</text:p>
        </text:list-item>
        <text:list-item>
          <text:p text:style-name="P20">“The results of small datasets such as protease activity, urease activity and also total PLFA, have to be handled carefully because, in such cases, tests applied to detect funnel plot asymmetry are usually underpowered.”</text:p>
        </text:list-item>
        <text:list-item>
          <text:p text:style-name="P20">“Kicinski and co-workers, who conducted the largest meta-study targeting publication bias so far, found that publication bias was smaller in meta-analyses including more recent studies, compared to meta-analyses including older studies. Thus, we can consider this knowledge in our datasets, where tests for publication bias might be underpowered. Hence, in our smallest dataset, protease activity, which does not include studies older than 20 years, we can be more confident about unbiased results. Regarding the datasets on microbial biomass carbon and microbial biomass nitrogen, they are unusually large and thus publication bias test results are very likely to be valid and reliable.”</text:p>
        </text:list-item>
        <text:list-item>
          <text:p text:style-name="P20">“<text:span text:style-name="T6">The coverage of geographic location and land use of the pairwise comparisons was unbalanced, being dominated by arable sites in climatic zone C, representing temperate/mesothermal climates, with a maximum monthly average above 10C in their warmest months and above -3C in their coldest.”</text:span></text:p>
        </text:list-item>
        <text:list-item>
          <text:p text:style-name="P20">“<text:span text:style-name="T6">Areas with scarce soil resources, large-scale land degradation or extreme weather conditions could especially benefit from the more soil building approach that organic farming offers. Data about the performance of organic farming and impact on soil quality including microbial characteristics in these areas are therefore highly needed, especially in the context of global climate change with a projected temperature rise to occur in the temperate zones. More studies are needed to generate comprehensive understanding in arid and semi-arid ecosystems.”</text:span></text:p>
        </text:list-item>
        <text:list-item>
          <text:p text:style-name="P24">Subtitle Idea: More abundant and more active soil microorganisms in organic farming?</text:p>
        </text:list-item>
        <text:list-item>
          <text:p text:style-name="P24">“In this study, a positive effect of organic farming on microbial communities was identified. Six of seven key indicators for microbial community abundance and activity, though to different extents, are significantly enhanced in organic farming systems when compared to conventional systems.”</text:p>
        </text:list-item>
        <text:list-item>
          <text:p text:style-name="P24">“Unfortunately, our dataset does not enable to test whether enhanced microbial abundance and activity are also correlated with higher plant productivity and more stable yields because yield data were not reported in the vast majority of the included studies. Therefore, direct conclusions cannot be drawn. However, since the effect of farming practice on plant productivity and yields has been compared in previous meta-studies, it can be assumed that abundance and activity of soil microbial communities does not directly correlate with plant productivity, which is on average 20% lower in organic systems. <text:span text:style-name="T7">In addition, other factors like the choice of crop </text:span><text:soft-page-break/><text:span text:style-name="T7">varieties and agricultural inputs such as chemical fertilisers and pesticides, strongly determine yield of farming systems.”</text:span></text:p>
        </text:list-item>
        <text:list-item>
          <text:p text:style-name="P24">“<text:span text:style-name="T7">In general, we show that overall organic management positively affects microbial pools.”</text:span></text:p>
        </text:list-item>
        <text:list-item>
          <text:p text:style-name="P25">Subtitle Idea: Drivers of enhanced soil microbial abundance and activities</text:p>
        </text:list-item>
        <text:list-item>
          <text:p text:style-name="P25">“As organic farming is a combination of several different farming practices, the use of a general meta-analysis makes it virtually impossible to differentiate between the possible influence of specific management factors and pedo-climatic factors on the observes microbial community differences.”</text:p>
        </text:list-item>
        <text:list-item>
          <text:p text:style-name="P25">“An interesting aspect not taken into account in the present study is how different kinds of organic input can affect the observed differences in microbial abundance and activity. Tu and his co-workers (2005) identified that the quality and quantity of different inputs, such as composted cotton gin trash, animal manure and green manure, could impact microbial abundance and activity in organic tomato production differently. Our dataset did not allow for more in-depth investigation in this regard since literature search criteria were not designed accordingly. Thus, we recommend a detailed systematic analysis in order to assess the effect of quality, quantity and timing of organic matter application on microbial activity and abundance.”</text:p>
        </text:list-item>
        <text:list-item>
          <text:p text:style-name="P25">“<text:span text:style-name="T8">Unfortunately, the effect of tillage practices on differences in microbial abundance and activity of organic and conventional farming systems could not be analysed due to a lack of primary studies. Zuber and Vilamils (2016) identified different tillage methods to affect microbial community abundance and activity in a global meta-analysis. Whether these effects are enhanced or diminished in organic systems compared to conventional farming needs to be addressed in future primary research such as Sun et al. (2016) recently did in the well-known long-term trial in Scheyern in Germany. In addition, Larsen and co-workers identified a positive effect of no-till in organic and conventional systems in regard to total carbon and microbial biomass carbon. The effect was higher in organic systems but accompanied with lower yields probably due to enhanced weed pressure. Especially in cases where no-till is applied in organic farming further research regarding weed management and regulation is needed to improve yields.”</text:span></text:p>
        </text:list-item>
        <text:list-item>
          <text:p text:style-name="P25">“<text:span text:style-name="T8">In summary, key indicators for microbial community abundance and activity are not only enhanced in organic systems compared to conventional ones on an overall basis, but are also affected by different factors such as farming practices, land use and climatic conditions. In some contexts, the beneficial effect of organic farming on microbial abundance and activity vanishes and the two systems are comparable in certain target variables, whereas another target variable does not differentiate between the systems until certain categories are applied. </text:span><text:span text:style-name="T9">Interestingly, differences in key indicators for microbial abundance and activity are impacted unequally by different contexts.”</text:span></text:p>
        </text:list-item>
        <text:list-item>
          <text:p text:style-name="P25">“<text:span text:style-name="T10">It has to be stated that no beneficial effect of conventional farming compared to organic was identified in any target variable, neither in overall meta-analysis, in contextual categorical meta-analyses nor in meta-regression when compared to organic.”</text:span></text:p>
        </text:list-item>
        <text:list-item>
          <text:p text:style-name="P25">“<text:span text:style-name="T10">Lastly, it should be noted that meta-analysis is an observational tool which highly depends on the quality and selection of primary studies. All exploratory attempts as done using categorical meta-analyses and meta-regressions have to be handled cautiously and are more an indicative measure than a proof of concept.”</text:span></text:p>
        </text:list-item>
        <text:list-item>
          <text:p text:style-name="P26">Subtitle Idea: the effect of farming systems on microbial community structure</text:p>
        </text:list-item>
        <text:list-item>
          <text:p text:style-name="P26">“Apart from soil microbial community abundance and activity, also microbial community structure is important when thinking of sustainable provisioning of soil-based ecosystem services. A large and active microbial community which is low in functional diversity might not manage to adapt to new climatic conditions, whereas a diverse community could provide better resilience to environmental changes.”</text:p>
        </text:list-item>
        <text:list-item>
          <text:p text:style-name="P26"><text:soft-page-break/>“In our study, the aspect of microbial community structure (diversity) was not followed in a quantitative manner for several reasons. First, the amount of data associated with comparative analyses of community structures of organic and conventionally farmed systems suffice for a complete study on its own. Second, quantifying community structure differences is a challenging approach since the techniques from the 1990’s to the 2010’s have changed drastically in their methodology and resolution, making a fully quantitative approach including all available studies a challenging undertaking.” !!!</text:p>
        </text:list-item>
        <text:list-item>
          <text:p text:style-name="P21">Subtitle Idea: Consequences for agricultural sustainability</text:p>
        </text:list-item>
        <text:list-item>
          <text:p text:style-name="P21">“<text:span text:style-name="T11">Conventionally farmed agricultural systems strongly depend on potentially environmental harmful and highly energy consuming processes which is not only problematic in regard to global climate change but also considering peak oil. Further negative aspects of conventional agriculture are enhanced losses in biodiversity and soil degradation, the ongoing depletion of SOC, and the emission of potent greenhouse gases such as nitrous oxide.”</text:span></text:p>
        </text:list-item>
        <text:list-item>
          <text:p text:style-name="P22">“In order to stop accelerating agricultural-mediated global climate change and its consequences, negative impacts of agricultural systems have to be reduced and replaced by alternatives. <text:span text:style-name="T12">One option is reducing or eliminating the use of synthetic nitrogen fertilisers. Instead, the application of organic fertilisers in the form of manures, slurries or other organic residues and the cultivation of leguminous crops should be encouraged. Aside from reducing energy demanding processes and environmental harmful effects such as nitrogen and phosphorous leaching, the use of organic fertilisers also enriches soils with SOC and thus might ameliorate SOC depletion. In this regard, organic farming might represent a possible answer for eco-friendly agricultural intensification in order to meet the growing demand for food, fodder and biofuels while simultaneously coping with challenging climatic conditions and reducing the exploitation of Earth’s limited resources and other environmental impacts.”</text:span></text:p>
        </text:list-item>
        <text:list-item>
          <text:p text:style-name="P22">“<text:span text:style-name="T13">The present study identified a positive impact of organic farming and the underlying management practices on most in this study investigates microbial indicators which are likely linked to key soil functions such as nutrient cycling and soil structure formation.”</text:span></text:p>
        </text:list-item>
        <text:list-item>
          <text:p text:style-name="P22">“<text:span text:style-name="T13">Nevertheless, organic farming nowadays still produces on average 20% less yield compared to conventional (data mainly originating from the Northern hemisphere), mainly due to nitrogen shortage, diseases, pests and the cultivation of non-adapted crop varieties. However, there is evidence of organic systems to outperform conventional under more extreme weather scenarios, and thus considering future climate changes, the yield gap might shrink as well.”</text:span></text:p>
        </text:list-item>
        <text:list-item>
          <text:p text:style-name="P22">“<text:span text:style-name="T13">Besides organic farming, there are other management strategies, which can positively affect the investigated effect sizes and associated soil functions. Long-term reduced tillage and no-tillage practices have been identified to positively act on microbial indicators such as fungal hyphae length, and fungal abundance, but also on soil aggregate structure and soil chemical properties.”</text:span></text:p>
        </text:list-item>
        <text:list-item>
          <text:p text:style-name="P22">“<text:span text:style-name="T13">The number of farms performing reduced and no-tillage practices, especially in Europe, is rather low, as it is for organic farming, and thus the potential to grow exist in both practices.”</text:span></text:p>
        </text:list-item>
        <text:list-item>
          <text:p text:style-name="P22">“<text:span text:style-name="T13">The combination of organic farming with reduced or no-tillage is challenging, but has been shown to work as well.”</text:span></text:p>
        </text:list-item>
        <text:list-item>
          <text:p text:style-name="P22">“<text:span text:style-name="T13">To deepen the understanding of certain impact factors like climatic conditions or tillage on the observed differences in microbial traits between organic and conventional systems, more investigations are needed to drive a more complete picture, especially in the context of global climate change.”</text:span></text:p>
        </text:list-item>
        <text:list-item>
          <text:p text:style-name="P22">“<text:span text:style-name="T13">Overall, it can be concluded that organic management practices positively impact most of the investigated microbial indicators. Whether or not these observed differences as well translate into an extended capacity to adapt to climate change is still rarely examined and currently investigated in the European joint projects ‘Sustainable provisioning of multiple ecosystem </text:span><text:soft-page-break/><text:span text:style-name="T13">services in agricultural landscapes’ (ECO-SERVE) and ‘Managing soil biodiversity and ecosystem services in agroecosystems across Europe under climate change’ (SOILCLIM).</text:span></text:p>
        </text:list-item>
      </text:list>
      <text:p text:style-name="P4"/>
      <text:p text:style-name="P4"/>
      <text:p text:style-name="P8">Soil microbes and their contribution to soil services</text:p>
      <text:list xml:id="list2023854100" text:style-name="L2">
        <text:list-item>
          <text:p text:style-name="P27">Discussion: while the number of phyla in soil is low it appears the species diversity is high compared with other environments (Nemergut et al., 2011). However, more than 10% of the sequences in a soil sample may not be able to be assigned to known phyla (Nacke et al., 2011). </text:p>
        </text:list-item>
        <text:list-item>
          <text:p text:style-name="P32">Discussion: the traditional view is that soil microbes occur everywhere (i.e. no dispersal limitations) and the environment determines which organisms are abundant. This view suggests the structure of a soil microbial community is influenced by both biotic and abiotic factors, including soil type, mineral composition and texture, nutrient availability (C, N and P), moisture and oxygen status, and associated plant communities. Recent investigations, however, indicate that the major driver of soil bacterial communities appears to be soil pH (Lauber et al., 2009). </text:p>
        </text:list-item>
        <text:list-item>
          <text:p text:style-name="P28">Discussion: microbes can function in diverse ways in soil, and for some processes there is a high degree of functional redundancy. Functional redundancy is the principle that the more likely it is that the process will be unaffected should some of these organisms be incapacitated or removed (Andren et al., 1999). Environmental factors influence the diversity, activity and physiology of soil microbial populations: consequently, determining how these factors affect the functioning of terrestrial ecosystems will require a better understanding of how populations of soil microbes function.</text:p>
        </text:list-item>
        <text:list-item>
          <text:p text:style-name="P31">Microbes exist throughout the soil profile, however, they are most abundant in surface soils, the rhizosphere of plants, and around macropores (Bundt et al., 2001; Fierer et al., 2007). Hence, soil microbial abundance and diversity are highest in the top 10cm and decline with depth. <text:span text:style-name="T17">The taxonomic and functional diversity of soil microbes is influenced by the growth of plant roots, which locally modify the chemistry of soil in the rhizosphere by exuding carbon and excreting and absorbing nutrients. </text:span></text:p>
        </text:list-item>
      </text:list>
      <text:p text:style-name="P5"/>
      <text:p text:style-name="P6">Unearthing the role of biological diversity in soil health</text:p>
      <text:list xml:id="list4016594953" text:style-name="L3">
        <text:list-item>
          <text:p text:style-name="P29">Discussion: in assessing ecosystem function, biomass of individuals is probably more informative than their numbers but reflects accurately neither the rate at which size is acquired, nor the rate at which a resource is utilised, unless repeated assessments are made. An alternative is to measure abundance as the metabolic footprint of species in an attempt to quantify the amount of C utilised in production and respiration averaged over the life course of the individuals.</text:p>
        </text:list-item>
      </text:list>
      <text:p text:style-name="P7"/>
      <text:p text:style-name="P7">How microbes can, and cannot, be used to assess soil health</text:p>
      <text:list xml:id="list431729088" text:style-name="L4">
        <text:list-item>
          <text:p text:style-name="P30">Discussion: <text:span text:style-name="T14">Limitations: </text:span>Methodological issues can limit the utility of DNA-based microbial metrics. Subtle differences in approaches (including differences in DNA extraction efficiencies, PCR primers, or bioinformatic pipelines) could make it difficult to compare results in a consistent manner. Not all DNA in soil is exclusively derived from ‘active’ microorganisms and the presence of ‘relic’ DNA could obscure relationships between the microbial data and soil conditions. The complexity of soil microbial communities and the multivariate nature of many microbial datasets can make downstream analyses challenging and results difficult to interpret. <text:span text:style-name="T15">Choose microbial tests that match soil health parameters of interest. Rather than focusing on broad profiling of the microbial community, we believe it will be most productive to develop specific microbial indices for specific soil health outcomes. If the goal is to limit nitrate losses from soil, measuring the abundances of taxa (or genes) known to be key to nitrification and </text:span><text:soft-page-break/><text:span text:style-name="T15">denitrification will be more useful than trying to characterise the overall diversity of the bacterial community. Show how microbial measures can yield actionable information. Many soil microbial measurements lack clear, actionable interpretation. For instance, the USDA’s soil health measurement recommendations acknowledge that microbial community data have no normative interpretation and this is needed for these data to be useful as a soil health metric. For microbial soil health measures to be broadly useful, they need to have clear interpretability. Provide guidance for how to interpret microbial data in specific contexts. Because of strong geographic differences in soil properties and microbial communities, it is critical to interpret results of microbial analyses in a context-specific manner. It is of limited utility to compare microbial biomass in one field against the biomass levels reported in other fields across a broad area because microbial biomass can be influenced by many factors that may not be directly relevant to soil health. Microbial-based metrics should not be used to indicate whether soil health is good or bad using arbitrarily defined cut-off values. However, comparing how samples from particular locations change is likely to provide more insight as it provides the necessary site-specific context required for informed interpretation. There is no ‘ideal’ soil microbial community. Highly productive, undisturbed ecosystems can have very distinct plant communities (that are not always high in diversity), we should not expect healthy soils to have a single ‘optimal’ community type – or that more microbial diversity is always better. Comparing a given soil to an idealised ‘optimal’ soil microbial community will never be useful as such an ‘optimal’ soil microbial community simply does not exist. Rather, we can use microbial taxa, or their functional attributes, as metrics of particular soil characteristics to track how soil conditions change across time, space, or in response to shifts in management. </text:span><text:span text:style-name="T16">Soils are spatially and temporally heterogenous. We know that many soil conditions can vary dramatically across time and space. For example, N mineralisation, nitrification, and denitrification rates can vary by several orders of magnitude across a single 0.5 ha field (Robertson et al., 1988). This variation can be daunting, but it can be handled with an appropriate sampling design. Samples only taken from centres of fields to avoid edge effect? The more spatial or temporal variation in a given microbial parameter, the more samples will need to be analysed to adequately capture that variation and make robust decisions based on the analytical results. Soil attributes are rarely homogenous and even subtle differences in soil conditions can have direct consequences for soil management efforts.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0T16:25:49.481825197</meta:creation-date>
    <dc:date>2022-08-21T23:55:51.130536294</dc:date>
    <meta:editing-duration>PT4H6M8S</meta:editing-duration>
    <meta:editing-cycles>12</meta:editing-cycles>
    <meta:generator>LibreOffice/6.4.7.2$Linux_X86_64 LibreOffice_project/40$Build-2</meta:generator>
    <meta:document-statistic meta:table-count="0" meta:image-count="0" meta:object-count="0" meta:page-count="7" meta:paragraph-count="60" meta:word-count="4006" meta:character-count="27282" meta:non-whitespace-character-count="23386"/>
  </office:meta>
</office:document-meta>
</file>